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9.17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27mm"/>
    </style:style>
    <style:style style:name="co6" style:family="table-column">
      <style:table-column-properties fo:break-before="auto" style:column-width="88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Jeu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5" table:default-cell-style-name="ce1"/>
        <table:table-row table:style-name="ro1">
          <table:table-cell/>
          <table:table-cell table:style-name="ce2" office:value-type="string" calcext:value-type="string" table:number-columns-spanned="5" table:number-rows-spanned="1">
            <text:p>c11 : jeu de tests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Température</text:p>
          </table:table-cell>
          <table:table-cell table:style-name="ce3" office:value-type="string" calcext:value-type="string">
            <text:p>Etat</text:p>
          </table:table-cell>
          <table:table-cell table:style-name="ce3" office:value-type="string" calcext:value-type="string">
            <text:p>OK/KO</text:p>
          </table:table-cell>
          <table:table-cell table:style-name="ce3" office:value-type="string" calcext:value-type="string">
            <text:p>Note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string" calcext:value-type="string">
            <text:p>solide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liquide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string" calcext:value-type="string">
            <text:p>liquide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gazeux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450.5" calcext:value-type="float">
            <text:p>450,5</text:p>
          </table:table-cell>
          <table:table-cell table:style-name="ce4" office:value-type="string" calcext:value-type="string">
            <text:p>gazeux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number-columns-repeated="1015"/>
        </table:table-row>
        <table:table-row table:style-name="ro2" table:number-rows-repeated="1048563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7mm" fo:margin-bottom="3.81mm" fo:margin-left="10.83mm" fo:margin-right="7.76mm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0.9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BTS SIO</text:p>
        </style:region-left>
        <style:region-center>
          <text:p>Jeu de tests</text:p>
        </style:region-center>
        <style:region-right>
          <text:p><text:date style:data-style-name="N2" text:date-value="2018-08-07">00/00/0000</text:date></text:p>
        </style:region-right>
      </style:header>
      <style:header-left style:display="false"/>
      <style:footer>
        <style:region-left>
          <text:p>Instut Limayrac - J.F. Ramiara</text:p>
        </style:region-left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 style:data-style-name="N2" text:time-value="15:25:09.3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22:37.332000000</meta:creation-date>
    <dc:date>2018-08-07T15:27:56.021000000</dc:date>
    <meta:editing-duration>PT1H7M5S</meta:editing-duration>
    <meta:editing-cycles>18</meta:editing-cycles>
    <meta:generator>LibreOffice/5.2.6.2$Windows_x86 LibreOffice_project/a3100ed2409ebf1c212f5048fbe377c281438fdc</meta:generator>
    <dc:subject>Exercice c03 -jeu de tests</dc:subject>
    <dc:title>Programmation langage C</dc:title>
    <meta:keyword>c</meta:keyword>
    <meta:keyword>tableau</meta:keyword>
    <meta:keyword>programmation</meta:keyword>
    <meta:keyword>tests</meta:keyword>
    <meta:document-statistic meta:table-count="1" meta:cell-count="31" meta:object-count="0"/>
  </office:meta>
</office:document-meta>
</file>